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9cm" table:align="left"/>
    </style:style>
    <style:style style:name="Table1.A" style:family="table-column">
      <style:table-column-properties style:column-width="0.882cm"/>
    </style:style>
    <style:style style:name="Table1.B" style:family="table-column">
      <style:table-column-properties style:column-width="4.108cm"/>
    </style:style>
    <style:style style:name="Table1.C" style:family="table-column">
      <style:table-column-properties style:column-width="1.3cm"/>
    </style:style>
    <style:style style:name="Table1.D" style:family="table-column">
      <style:table-column-properties style:column-width="1.508cm"/>
    </style:style>
    <style:style style:name="Table1.E" style:family="table-column">
      <style:table-column-properties style:column-width="3.482cm"/>
    </style:style>
    <style:style style:name="Table1.F" style:family="table-column">
      <style:table-column-properties style:column-width="2.97cm"/>
    </style:style>
    <style:style style:name="Table1.G" style:family="table-column">
      <style:table-column-properties style:column-width="2.739cm"/>
    </style:style>
    <style:style style:name="Table1.1" style:family="table-row">
      <style:table-row-properties style:min-row-height="0.025cm"/>
    </style:style>
    <style:style style:name="Table1.A1" style:family="table-cell">
      <style:table-cell-properties style:vertical-align="bottom" fo:padding="0.097cm" fo:border-left="none" fo:border-right="none" fo:border-top="none" fo:border-bottom="0.05pt solid #000000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="0.05pt solid #000000"/>
    </style:style>
    <style:style style:name="Table1.A11" style:family="table-cell">
      <style:table-cell-properties style:vertical-align="" fo:padding="0.097cm" fo:border-left="none" fo:border-right="none" fo:border-top="0.05pt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officeooo:paragraph-rsid="0011b0cf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paragraph-rsid="0011b0cf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officeooo:rsid="0023ee8b" officeooo:paragraph-rsid="0023ee8b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7pt" style:font-size-asian="7pt" style:font-size-complex="7pt"/>
    </style:style>
    <style:style style:name="P6" style:family="paragraph" style:parent-style-name="Table_20_Contents">
      <style:paragraph-properties fo:text-align="end" style:justify-single-word="false"/>
      <style:text-properties style:font-name="Liberation Serif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8pt" fo:font-weight="bold" officeooo:paragraph-rsid="0023ee8b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fo:font-size="8pt" fo:font-weight="bold" officeooo:rsid="001f7302" officeooo:paragraph-rsid="001f7302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02572a0" officeooo:paragraph-rsid="002572a0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9pt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Liberation Serif" fo:font-size="9pt" officeooo:paragraph-rsid="0023ee8b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Standard">
      <style:text-properties officeooo:paragraph-rsid="0011b0cf"/>
    </style:style>
    <style:style style:name="P18" style:family="paragraph" style:parent-style-name="Table_20_Contents" style:list-style-name="">
      <style:paragraph-properties fo:text-align="center" style:justify-single-word="false"/>
      <style:text-properties style:font-name="Liberation Serif" fo:font-size="7pt" officeooo:paragraph-rsid="001e7f4a" style:font-size-asian="7pt" style:font-size-complex="7pt"/>
    </style:style>
    <style:style style:name="P19" style:family="paragraph" style:parent-style-name="Table_20_Contents" style:list-style-name="">
      <style:paragraph-properties fo:text-align="center" style:justify-single-word="false"/>
      <style:text-properties style:font-name="Liberation Serif" fo:font-size="7pt" officeooo:paragraph-rsid="001f7302" style:font-size-asian="7pt" style:font-size-complex="7pt"/>
    </style:style>
    <style:style style:name="P20" style:family="paragraph" style:parent-style-name="Table_20_Contents" style:list-style-name="">
      <style:paragraph-properties fo:text-align="center" style:justify-single-word="false"/>
      <style:text-properties style:font-name="Liberation Serif" fo:font-size="8pt" officeooo:paragraph-rsid="001e7f4a" style:font-size-asian="8pt" style:font-size-complex="8pt"/>
    </style:style>
    <style:style style:name="P21" style:family="paragraph" style:parent-style-name="Table_20_Contents" style:list-style-name="">
      <style:paragraph-properties fo:text-align="center" style:justify-single-word="false"/>
      <style:text-properties style:font-name="Liberation Serif" fo:font-size="8pt" officeooo:paragraph-rsid="001f7302" style:font-size-asian="8pt" style:font-size-complex="8pt"/>
    </style:style>
    <style:style style:name="P22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0294c32" style:font-size-asian="13pt" style:font-weight-asian="bold" style:font-size-complex="13pt" style:font-weight-complex="bold"/>
    </style:style>
    <style:style style:name="T1" style:family="text">
      <style:text-properties style:text-underline-style="none" officeooo:rsid="0012a1d6" style:font-name-complex="Arial"/>
    </style:style>
    <style:style style:name="T2" style:family="text">
      <style:text-properties style:text-underline-style="none" officeooo:rsid="00adcd69" style:font-name-complex="Arial"/>
    </style:style>
    <style:style style:name="T3" style:family="text">
      <style:text-properties style:font-name="Liberation Serif" fo:font-size="10pt" style:font-size-asian="10pt" style:font-size-complex="10pt"/>
    </style:style>
    <style:style style:name="T4" style:family="text">
      <style:text-properties style:font-name="Liberation Serif" fo:font-size="7pt" style:font-size-asian="7pt" style:font-size-complex="7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columns-spanned="7" office:value-type="string">
              <text:p text:style-name="P6"><text:span text:style-name="T5">Page </text:span><text:span text:style-name="T5"><text:page-number text:select-page="current">1</text:page-number></text:span><text:span text:style-name="T5"> of </text:span><text:span text:style-name="T5"><text:page-count>1</text:page-count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7">Sr. No.</text:p>
          </table:table-cell>
          <table:table-cell table:style-name="Table1.B2" office:value-type="string">
            <text:p text:style-name="P7">Zone Name</text:p>
          </table:table-cell>
          <table:table-cell table:style-name="Table1.C2" office:value-type="string">
            <text:p text:style-name="P11">Bill Year</text:p>
          </table:table-cell>
          <table:table-cell table:style-name="Table1.D2" office:value-type="string">
            <text:p text:style-name="P11">Bill Month</text:p>
          </table:table-cell>
          <table:table-cell table:style-name="Table1.E7" office:value-type="string">
            <text:p text:style-name="P7">Balance Amount</text:p>
          </table:table-cell>
          <table:table-cell table:style-name="Table1.F2" office:value-type="string">
            <text:p text:style-name="P7">Overdue Amount</text:p>
          </table:table-cell>
          <table:table-cell table:style-name="Table1.G2" office:value-type="string">
            <text:p text:style-name="P11">Not Overdue Amount</text:p>
          </table:table-cell>
        </table:table-row>
        <table:table-row table:style-name="Table1.1">
          <table:table-cell table:style-name="Table1.A3" table:number-columns-spanned="2" office:value-type="string">
            <text:p text:style-name="P16"><text:span text:style-name="Source_20_Text"><text:span text:style-name="T3"><text:text-input text:description="&lt;for each=&quot;line in get_move_lines(o)&quot;&gt;">for loop start for creditors summary</text:text-input></text:span></text:span></text:p>
          </table:table-cell>
          <table:covered-table-cell/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3"/>
          </table:table-cell>
          <table:table-cell table:style-name="Table1.E3" office:value-type="string">
            <text:p text:style-name="P3"/>
          </table:table-cell>
          <table:table-cell table:style-name="Table1.F3" office:value-type="string">
            <text:p text:style-name="P3"/>
          </table:table-cell>
          <table:table-cell table:style-name="Table1.G3" office:value-type="string">
            <text:p text:style-name="P3"/>
          </table:table-cell>
        </table:table-row>
        <table:table-row table:style-name="Table1.1">
          <table:table-cell table:style-name="Table1.A4" table:number-columns-spanned="2" office:value-type="string">
            <text:h text:style-name="P18" text:outline-level="2"><text:text-input text:description="&lt;if test=&quot;line['zone_name'] !='total'&quot;&gt;">if not total</text:text-input> </text:h>
          </table:table-cell>
          <table:covered-table-cell/>
          <table:table-cell table:style-name="Table1.C4" office:value-type="string">
            <text:p text:style-name="P14"/>
          </table:table-cell>
          <table:table-cell table:style-name="Table1.D4" office:value-type="string">
            <text:p text:style-name="P14"/>
          </table:table-cell>
          <table:table-cell table:style-name="Table1.E4" office:value-type="string">
            <text:p text:style-name="P14"/>
          </table:table-cell>
          <table:table-cell table:style-name="Table1.F4" office:value-type="string">
            <text:p text:style-name="P14"/>
          </table:table-cell>
          <table:table-cell table:style-name="Table1.G4" office:value-type="string">
            <text:p text:style-name="P14"/>
          </table:table-cell>
        </table:table-row>
        <table:table-row table:style-name="Table1.1">
          <table:table-cell table:style-name="Table1.A7" office:value-type="string">
            <text:p text:style-name="P12"><text:text-input text:description="&lt;line['zone_code']&gt;">code</text:text-input>.</text:p>
          </table:table-cell>
          <table:table-cell table:style-name="Table1.B5" office:value-type="string">
            <text:p text:style-name="P13"><text:text-input text:description="&lt;line['zone_name']&gt;">zone_name</text:text-input></text:p>
          </table:table-cell>
          <table:table-cell table:style-name="Table1.C5" office:value-type="string">
            <text:p text:style-name="P15"><text:text-input text:description="&lt;line['year']&gt;">year</text:text-input></text:p>
          </table:table-cell>
          <table:table-cell table:style-name="Table1.D5" office:value-type="string">
            <text:p text:style-name="P15"><text:text-input text:description="&lt;line['month']&gt;">month</text:text-input></text:p>
          </table:table-cell>
          <table:table-cell table:style-name="Table1.E7" office:value-type="string">
            <text:p text:style-name="P14"><text:text-input text:description="&lt;line['balance']&gt;">balance</text:text-input></text:p>
          </table:table-cell>
          <table:table-cell table:style-name="Table1.F5" office:value-type="string">
            <text:p text:style-name="P14"><text:text-input text:description="&lt;line['overdue']&gt;">overdue</text:text-input></text:p>
          </table:table-cell>
          <table:table-cell table:style-name="Table1.G5" office:value-type="string">
            <text:p text:style-name="P15"><text:text-input text:description="&lt;line['not_overdue']&gt;">not overdue amount</text:text-input></text:p>
          </table:table-cell>
        </table:table-row>
        <table:table-row table:style-name="Table1.1">
          <table:table-cell table:style-name="Table1.A7" office:value-type="string">
            <text:p text:style-name="P12"/>
          </table:table-cell>
          <table:table-cell table:style-name="Table1.B6" office:value-type="string">
            <text:h text:style-name="P20" text:outline-level="2"><text:span text:style-name="Source_20_Text"><text:span text:style-name="T4"><text:text-input text:description="&lt;/if&gt;">end if</text:text-input></text:span></text:span></text:h>
          </table:table-cell>
          <table:table-cell table:style-name="Table1.C6" office:value-type="string">
            <text:p text:style-name="P14"/>
          </table:table-cell>
          <table:table-cell table:style-name="Table1.D6" office:value-type="string">
            <text:p text:style-name="P14"/>
          </table:table-cell>
          <table:table-cell table:style-name="Table1.E7" office:value-type="string">
            <text:p text:style-name="P14"/>
          </table:table-cell>
          <table:table-cell table:style-name="Table1.F6" office:value-type="string">
            <text:p text:style-name="P14"/>
          </table:table-cell>
          <table:table-cell table:style-name="Table1.G6" office:value-type="string">
            <text:p text:style-name="P14"/>
          </table:table-cell>
        </table:table-row>
        <table:table-row table:style-name="Table1.1">
          <table:table-cell table:style-name="Table1.A7" office:value-type="string">
            <text:p text:style-name="P12"/>
          </table:table-cell>
          <table:table-cell table:style-name="Table1.B7" office:value-type="string">
            <text:h text:style-name="P19" text:outline-level="2"><text:text-input text:description="&lt;if test=&quot;line['zone_name'] =='total'&quot;&gt;">if  total</text:text-input> </text:h>
          </table:table-cell>
          <table:table-cell table:style-name="Table1.C7" office:value-type="string">
            <text:p text:style-name="P14"/>
          </table:table-cell>
          <table:table-cell table:style-name="Table1.D7" office:value-type="string">
            <text:p text:style-name="P14"/>
          </table:table-cell>
          <table:table-cell table:style-name="Table1.E7" office:value-type="string">
            <text:p text:style-name="P14"/>
          </table:table-cell>
          <table:table-cell table:style-name="Table1.F7" office:value-type="string">
            <text:p text:style-name="P14"/>
          </table:table-cell>
          <table:table-cell table:style-name="Table1.G7" office:value-type="string">
            <text:p text:style-name="P14"/>
          </table:table-cell>
        </table:table-row>
        <table:table-row table:style-name="Table1.1">
          <table:table-cell table:style-name="Table1.A8" table:number-columns-spanned="4" office:value-type="string">
            <text:p text:style-name="P10">Total</text:p>
          </table:table-cell>
          <table:covered-table-cell/>
          <table:covered-table-cell/>
          <table:covered-table-cell/>
          <table:table-cell table:style-name="Table1.E8" office:value-type="string">
            <text:p text:style-name="P8"><text:text-input text:description="&lt;line['balance']&gt;">balance</text:text-input></text:p>
          </table:table-cell>
          <table:table-cell table:style-name="Table1.F8" office:value-type="string">
            <text:p text:style-name="P8"><text:text-input text:description="&lt;line['overdue']&gt;">overdue</text:text-input></text:p>
          </table:table-cell>
          <table:table-cell table:style-name="Table1.G8" office:value-type="string">
            <text:p text:style-name="P9"><text:text-input text:description="&lt;line['not_overdue']&gt;">not over due amount</text:text-input></text:p>
          </table:table-cell>
        </table:table-row>
        <table:table-row table:style-name="Table1.1">
          <table:table-cell table:style-name="Table1.A9" table:number-columns-spanned="7" office:value-type="string">
            <text:h text:style-name="P21" text:outline-level="2"><text:span text:style-name="Source_20_Text"><text:span text:style-name="T4"><text:text-input text:description="&lt;/if&gt;">end if</text:text-input>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7" office:value-type="string">
            <text:p text:style-name="P16"><text:span text:style-name="Source_20_Text"><text:span text:style-name="T3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table:number-columns-spanned="7" office:value-type="string">
            <text:p text:style-name="P5"><text:span text:style-name="T5">Printed on <text:s/></text:span><text:span text:style-name="T5"><text:date style:data-style-name="N79" text:date-value="2017-01-05T17:23:34.570830948">Thursday, January 5, 2017</text:date></text:span><text:span text:style-name="T5"> at </text:span><text:span text:style-name="T5"><text:time style:data-style-name="N43" text:time-value="2017-01-05T17:23:34.570988109">05:23:33 PM</text:time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0294c32" style:font-size-asian="13pt" style:font-weight-asian="bold" style:font-size-complex="13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paragraph-rsid="0011b0cf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paragraph-rsid="0011b0cf" style:font-size-asian="10pt" style:font-weight-asian="bold" style:font-size-complex="10pt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style:text-underline-style="none" officeooo:rsid="0012a1d6" style:font-name-complex="Arial"/>
    </style:style>
    <style:style style:name="MT3" style:family="text">
      <style:text-properties style:text-underline-style="none" officeooo:rsid="00adcd69" style:font-name-complex="Arial"/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/>
        <text:p text:style-name="MP3"><text:span text:style-name="MT2">CREDITORS SUMMARY AS ON</text:span><text:span text:style-name="MT3"> </text:span><text:span text:style-name="MT3"><text:date style:data-style-name="N36" text:date-value="2013-10-26T10:22:25.300315087" text:fixed="true">10/26/2013</text:dat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26T10:00:09.907487332</meta:creation-date>
    <meta:generator>LibreOffice/4.2.8.2$Linux_X86_64 LibreOffice_project/420m0$Build-2</meta:generator>
    <dc:date>2017-01-05T17:23:34.433217798</dc:date>
    <meta:editing-duration>PT36M53S</meta:editing-duration>
    <meta:editing-cycles>24</meta:editing-cycles>
    <meta:document-statistic meta:table-count="1" meta:image-count="0" meta:object-count="0" meta:page-count="1" meta:paragraph-count="28" meta:word-count="104" meta:character-count="401" meta:non-whitespace-character-count="355"/>
  </office:meta>
</office:document-meta>
</file>